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2.24pt solid #000000" style:text-align-source="fix" style:repeat-content="false" fo:border-left="2.01pt solid #000000" fo:border-right="2.2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60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 style:data-style-name="N6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double #000000" style:border-line-width-bottom="0in 0.0016in 0.0008in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25" style:family="table-cell" style:parent-style-name="Default">
      <style:table-cell-properties fo:border-bottom="2.24pt solid #000000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26" style:family="table-cell" style:parent-style-name="Default">
      <style:table-cell-properties fo:border-bottom="0.06pt double #000000" style:border-line-width-bottom="0in 0.0016in 0.0008in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27" style:family="table-cell" style:parent-style-name="Default">
      <style:table-cell-properties fo:border-bottom="2.24pt solid #000000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eliminary tests – f48 &amp; double using SSE – DOT PRODUCT</text:p>
          </table:table-cell>
          <table:covered-table-cell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(my machine) VM – 1 core, CPU MHz: 3491.916, L1d cache: 32K, L1i cache: 32K, L2 cache: 256K, L3 cache: 8192K</text:p>
          </table:table-cell>
          <table:covered-table-cell table:number-columns-repeated="10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f48 dot product</text:p>
          </table:table-cell>
          <table:covered-table-cell table:style-name="ce2"/>
          <table:covered-table-cell table:style-name="ce13"/>
          <table:covered-table-cell table:style-name="ce2"/>
          <table:table-cell table:style-name="ce2" office:value-type="string" calcext:value-type="string" table:number-columns-spanned="3" table:number-rows-spanned="1">
            <text:p>DOUBLE dot product</text:p>
          </table:table-cell>
          <table:covered-table-cell table:number-columns-repeated="2" table:style-name="ce13"/>
          <table:table-cell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13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13" office:value-type="string" calcext:value-type="string">
            <text:p><text:s/>CLOCK diff</text:p>
          </table:table-cell>
          <table:table-cell table:style-name="ce13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 table:style-name="ce1"/>
        </table:table-row>
        <table:table-row table:style-name="ro1">
          <table:table-cell table:style-name="ce3" office:value-type="float" office:value="20649961" calcext:value-type="float">
            <text:p>20649961</text:p>
          </table:table-cell>
          <table:table-cell table:style-name="ce8" office:value-type="float" office:value="0.005911" calcext:value-type="float">
            <text:p>0.005911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52342350" calcext:value-type="float">
            <text:p>52342350</text:p>
          </table:table-cell>
          <table:table-cell table:style-name="ce9" office:value-type="float" office:value="0.014845" calcext:value-type="float">
            <text:p>1.48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7]-[.A7]" office:value-type="float" office:value="31692389" calcext:value-type="float">
            <text:p>31692389</text:p>
          </table:table-cell>
          <table:table-cell table:style-name="ce26" table:formula="of:=[.F7]-[.B7]" office:value-type="float" office:value="0.008934" calcext:value-type="float">
            <text:p>0.008934</text:p>
          </table:table-cell>
          <table:table-cell table:style-name="ce1"/>
        </table:table-row>
        <table:table-row table:style-name="ro1">
          <table:table-cell table:style-name="ce3" office:value-type="float" office:value="20822659" calcext:value-type="float">
            <text:p>20822659</text:p>
          </table:table-cell>
          <table:table-cell table:style-name="ce8" office:value-type="float" office:value="0.005903" calcext:value-type="float">
            <text:p>0.0059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67942041" calcext:value-type="float">
            <text:p>67942041</text:p>
          </table:table-cell>
          <table:table-cell table:style-name="ce8" office:value-type="float" office:value="0.015957" calcext:value-type="float">
            <text:p>0.015957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8]-[.A8]" office:value-type="float" office:value="47119382" calcext:value-type="float">
            <text:p>47119382</text:p>
          </table:table-cell>
          <table:table-cell table:style-name="ce26" table:formula="of:=[.F8]-[.B8]" office:value-type="float" office:value="0.010054" calcext:value-type="float">
            <text:p>0.010054</text:p>
          </table:table-cell>
          <table:table-cell table:style-name="ce1"/>
        </table:table-row>
        <table:table-row table:style-name="ro1">
          <table:table-cell table:style-name="ce3" office:value-type="float" office:value="27941953" calcext:value-type="float">
            <text:p>27941953</text:p>
          </table:table-cell>
          <table:table-cell table:style-name="ce8" office:value-type="float" office:value="0.00628" calcext:value-type="float">
            <text:p>0.00628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92440762" calcext:value-type="float">
            <text:p>92440762</text:p>
          </table:table-cell>
          <table:table-cell table:style-name="ce9" office:value-type="float" office:value="0.018605" calcext:value-type="float">
            <text:p>1.86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9]-[.A9]" office:value-type="float" office:value="64498809" calcext:value-type="float">
            <text:p>64498809</text:p>
          </table:table-cell>
          <table:table-cell table:style-name="ce26" table:formula="of:=[.F9]-[.B9]" office:value-type="float" office:value="0.012325" calcext:value-type="float">
            <text:p>0.012325</text:p>
          </table:table-cell>
          <table:table-cell table:style-name="ce1"/>
        </table:table-row>
        <table:table-row table:style-name="ro1">
          <table:table-cell table:style-name="ce3" office:value-type="float" office:value="31160878" calcext:value-type="float">
            <text:p>31160878</text:p>
          </table:table-cell>
          <table:table-cell table:style-name="ce9" office:value-type="float" office:value="0.008805" calcext:value-type="float">
            <text:p>8.81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62138222" calcext:value-type="float">
            <text:p>62138222</text:p>
          </table:table-cell>
          <table:table-cell table:style-name="ce9" office:value-type="float" office:value="0.01442" calcext:value-type="float">
            <text:p>1.44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0]-[.A10]" office:value-type="float" office:value="30977344" calcext:value-type="float">
            <text:p>30977344</text:p>
          </table:table-cell>
          <table:table-cell table:style-name="ce26" table:formula="of:=[.F10]-[.B10]" office:value-type="float" office:value="0.005615" calcext:value-type="float">
            <text:p>0.005615</text:p>
          </table:table-cell>
          <table:table-cell table:style-name="ce1"/>
        </table:table-row>
        <table:table-row table:style-name="ro1">
          <table:table-cell table:style-name="ce3" office:value-type="float" office:value="46493506" calcext:value-type="float">
            <text:p>46493506</text:p>
          </table:table-cell>
          <table:table-cell table:style-name="ce9" office:value-type="float" office:value="0.007153" calcext:value-type="float">
            <text:p>7.15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73596389" calcext:value-type="float">
            <text:p>73596389</text:p>
          </table:table-cell>
          <table:table-cell table:style-name="ce9" office:value-type="float" office:value="0.0167" calcext:value-type="float">
            <text:p>1.67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1]-[.A11]" office:value-type="float" office:value="27102883" calcext:value-type="float">
            <text:p>27102883</text:p>
          </table:table-cell>
          <table:table-cell table:style-name="ce26" table:formula="of:=[.F11]-[.B11]" office:value-type="float" office:value="0.009547" calcext:value-type="float">
            <text:p>0.009547</text:p>
          </table:table-cell>
          <table:table-cell table:style-name="ce1"/>
        </table:table-row>
        <table:table-row table:style-name="ro1">
          <table:table-cell table:style-name="ce3" office:value-type="float" office:value="29391297" calcext:value-type="float">
            <text:p>29391297</text:p>
          </table:table-cell>
          <table:table-cell table:style-name="ce9" office:value-type="float" office:value="0.008385" calcext:value-type="float">
            <text:p>8.39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6379484" calcext:value-type="float">
            <text:p>86379484</text:p>
          </table:table-cell>
          <table:table-cell table:style-name="ce9" office:value-type="float" office:value="0.017203" calcext:value-type="float">
            <text:p>1.72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2]-[.A12]" office:value-type="float" office:value="56988187" calcext:value-type="float">
            <text:p>56988187</text:p>
          </table:table-cell>
          <table:table-cell table:style-name="ce26" table:formula="of:=[.F12]-[.B12]" office:value-type="float" office:value="0.008818" calcext:value-type="float">
            <text:p>0.008818</text:p>
          </table:table-cell>
          <table:table-cell table:style-name="ce1"/>
        </table:table-row>
        <table:table-row table:style-name="ro1">
          <table:table-cell table:style-name="ce3" office:value-type="float" office:value="20362925" calcext:value-type="float">
            <text:p>20362925</text:p>
          </table:table-cell>
          <table:table-cell table:style-name="ce9" office:value-type="float" office:value="0.005829" calcext:value-type="float">
            <text:p>5.83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78815994" calcext:value-type="float">
            <text:p>78815994</text:p>
          </table:table-cell>
          <table:table-cell table:style-name="ce9" office:value-type="float" office:value="0.014762" calcext:value-type="float">
            <text:p>1.48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3]-[.A13]" office:value-type="float" office:value="58453069" calcext:value-type="float">
            <text:p>58453069</text:p>
          </table:table-cell>
          <table:table-cell table:style-name="ce26" table:formula="of:=[.F13]-[.B13]" office:value-type="float" office:value="0.008933" calcext:value-type="float">
            <text:p>0.008933</text:p>
          </table:table-cell>
          <table:table-cell table:style-name="ce1"/>
        </table:table-row>
        <table:table-row table:style-name="ro1">
          <table:table-cell table:style-name="ce3" office:value-type="float" office:value="22909562" calcext:value-type="float">
            <text:p>22909562</text:p>
          </table:table-cell>
          <table:table-cell table:style-name="ce9" office:value-type="float" office:value="0.006476" calcext:value-type="float">
            <text:p>6.48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60269464" calcext:value-type="float">
            <text:p>60269464</text:p>
          </table:table-cell>
          <table:table-cell table:style-name="ce9" office:value-type="float" office:value="0.017162" calcext:value-type="float">
            <text:p>1.72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4]-[.A14]" office:value-type="float" office:value="37359902" calcext:value-type="float">
            <text:p>37359902</text:p>
          </table:table-cell>
          <table:table-cell table:style-name="ce26" table:formula="of:=[.F14]-[.B14]" office:value-type="float" office:value="0.010686" calcext:value-type="float">
            <text:p>0.010686</text:p>
          </table:table-cell>
          <table:table-cell table:style-name="ce1"/>
        </table:table-row>
        <table:table-row table:style-name="ro1">
          <table:table-cell table:style-name="ce3" office:value-type="float" office:value="64242192" calcext:value-type="float">
            <text:p>64242192</text:p>
          </table:table-cell>
          <table:table-cell table:style-name="ce9" office:value-type="float" office:value="0.009968" calcext:value-type="float">
            <text:p>9.97E-0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7438824" calcext:value-type="float">
            <text:p>87438824</text:p>
          </table:table-cell>
          <table:table-cell table:style-name="ce9" office:value-type="float" office:value="0.017596" calcext:value-type="float">
            <text:p>1.76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5" office:value-type="float" office:value="8" calcext:value-type="float">
            <text:p>8</text:p>
          </table:table-cell>
          <table:table-cell table:style-name="ce24" table:formula="of:=[.E15]-[.A15]" office:value-type="float" office:value="23196632" calcext:value-type="float">
            <text:p>23196632</text:p>
          </table:table-cell>
          <table:table-cell table:style-name="ce26" table:formula="of:=[.F15]-[.B15]" office:value-type="float" office:value="0.007628" calcext:value-type="float">
            <text:p>0.007628</text:p>
          </table:table-cell>
          <table:table-cell table:style-name="ce1"/>
        </table:table-row>
        <table:table-row table:style-name="ro1">
          <table:table-cell table:style-name="ce4" office:value-type="float" office:value="19930585" calcext:value-type="float">
            <text:p>19930585</text:p>
          </table:table-cell>
          <table:table-cell table:style-name="ce10" office:value-type="float" office:value="0.005704" calcext:value-type="float">
            <text:p>5.70E-003</text:p>
          </table:table-cell>
          <table:table-cell table:style-name="ce10" office:value-type="float" office:value="366135000000" calcext:value-type="float">
            <text:p>3.66E+011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float" office:value="84142706" calcext:value-type="float">
            <text:p>84142706</text:p>
          </table:table-cell>
          <table:table-cell table:style-name="ce10" office:value-type="float" office:value="0.017105" calcext:value-type="float">
            <text:p>1.71E-002</text:p>
          </table:table-cell>
          <table:table-cell table:style-name="ce10" office:value-type="float" office:value="366135000000" calcext:value-type="float">
            <text:p>3.66E+011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formula="of:=[.E16]-[.A16]" office:value-type="float" office:value="64212121" calcext:value-type="float">
            <text:p>64212121</text:p>
          </table:table-cell>
          <table:table-cell table:style-name="ce27" table:formula="of:=[.F16]-[.B16]" office:value-type="float" office:value="0.011401" calcext:value-type="float">
            <text:p>0.011401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@macneill – 3 cores, CPU MHz: 2400.030, L1d cache: 32K, L1i cache: 32K, L2 cache: 256K, L3 cache: 20480K</text:p>
          </table:table-cell>
          <table:covered-table-cell table:number-columns-repeated="9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f48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DOUBLE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/>
        </table:table-row>
        <table:table-row table:style-name="ro1">
          <table:table-cell table:style-name="ce5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/>
        </table:table-row>
        <table:table-row table:style-name="ro1">
          <table:table-cell table:style-name="ce6" office:value-type="float" office:value="51808144" calcext:value-type="float">
            <text:p>51808144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1839072" calcext:value-type="float">
            <text:p>111839072</text:p>
          </table:table-cell>
          <table:table-cell table:style-name="ce8" office:value-type="float" office:value="0.05" calcext:value-type="float">
            <text:p>0.05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2]-[.A22]" office:value-type="float" office:value="60030928" calcext:value-type="float">
            <text:p>60030928</text:p>
          </table:table-cell>
          <table:table-cell table:style-name="ce28" table:formula="of:=[.F22]-[.B22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6" office:value-type="float" office:value="58921472" calcext:value-type="float">
            <text:p>58921472</text:p>
          </table:table-cell>
          <table:table-cell table:style-name="ce8" office:value-type="float" office:value="0.03" calcext:value-type="float">
            <text:p>0.03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4504944" calcext:value-type="float">
            <text:p>114504944</text:p>
          </table:table-cell>
          <table:table-cell table:style-name="ce9" office:value-type="float" office:value="0.05" calcext:value-type="float">
            <text:p>5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3]-[.A23]" office:value-type="float" office:value="55583472" calcext:value-type="float">
            <text:p>55583472</text:p>
          </table:table-cell>
          <table:table-cell table:style-name="ce28" table:formula="of:=[.F23]-[.B23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6" office:value-type="float" office:value="52709952" calcext:value-type="float">
            <text:p>52709952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8504680" calcext:value-type="float">
            <text:p>118504680</text:p>
          </table:table-cell>
          <table:table-cell table:style-name="ce9" office:value-type="float" office:value="0.04" calcext:value-type="float">
            <text:p>4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4]-[.A24]" office:value-type="float" office:value="65794728" calcext:value-type="float">
            <text:p>65794728</text:p>
          </table:table-cell>
          <table:table-cell table:style-name="ce28" table:formula="of:=[.F24]-[.B24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6" office:value-type="float" office:value="52985120" calcext:value-type="float">
            <text:p>52985120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7759568" calcext:value-type="float">
            <text:p>117759568</text:p>
          </table:table-cell>
          <table:table-cell table:style-name="ce9" office:value-type="float" office:value="0.06" calcext:value-type="float">
            <text:p>6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5]-[.A25]" office:value-type="float" office:value="64774448" calcext:value-type="float">
            <text:p>64774448</text:p>
          </table:table-cell>
          <table:table-cell table:style-name="ce28" table:formula="of:=[.F25]-[.B25]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6" office:value-type="float" office:value="51203696" calcext:value-type="float">
            <text:p>51203696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5498448" calcext:value-type="float">
            <text:p>115498448</text:p>
          </table:table-cell>
          <table:table-cell table:style-name="ce9" office:value-type="float" office:value="0.04" calcext:value-type="float">
            <text:p>4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6]-[.A26]" office:value-type="float" office:value="64294752" calcext:value-type="float">
            <text:p>64294752</text:p>
          </table:table-cell>
          <table:table-cell table:style-name="ce28" table:formula="of:=[.F26]-[.B26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6" office:value-type="float" office:value="52410376" calcext:value-type="float">
            <text:p>52410376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8355112" calcext:value-type="float">
            <text:p>118355112</text:p>
          </table:table-cell>
          <table:table-cell table:style-name="ce9" office:value-type="float" office:value="0.05" calcext:value-type="float">
            <text:p>5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7]-[.A27]" office:value-type="float" office:value="65944736" calcext:value-type="float">
            <text:p>65944736</text:p>
          </table:table-cell>
          <table:table-cell table:style-name="ce28" table:formula="of:=[.F27]-[.B27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6" office:value-type="float" office:value="51842856" calcext:value-type="float">
            <text:p>51842856</text:p>
          </table:table-cell>
          <table:table-cell table:style-name="ce8" office:value-type="float" office:value="0.02" calcext:value-type="float">
            <text:p>0.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9215640" calcext:value-type="float">
            <text:p>119215640</text:p>
          </table:table-cell>
          <table:table-cell table:style-name="ce9" office:value-type="float" office:value="0.05" calcext:value-type="float">
            <text:p>5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8]-[.A28]" office:value-type="float" office:value="67372784" calcext:value-type="float">
            <text:p>67372784</text:p>
          </table:table-cell>
          <table:table-cell table:style-name="ce28" table:formula="of:=[.F28]-[.B28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6" office:value-type="float" office:value="52334632" calcext:value-type="float">
            <text:p>52334632</text:p>
          </table:table-cell>
          <table:table-cell table:style-name="ce9" office:value-type="float" office:value="0.02" calcext:value-type="float">
            <text:p>2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2981112" calcext:value-type="float">
            <text:p>112981112</text:p>
          </table:table-cell>
          <table:table-cell table:style-name="ce9" office:value-type="float" office:value="0.05" calcext:value-type="float">
            <text:p>5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29]-[.A29]" office:value-type="float" office:value="60646480" calcext:value-type="float">
            <text:p>60646480</text:p>
          </table:table-cell>
          <table:table-cell table:style-name="ce28" table:formula="of:=[.F29]-[.B29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6" office:value-type="float" office:value="51145584" calcext:value-type="float">
            <text:p>51145584</text:p>
          </table:table-cell>
          <table:table-cell table:style-name="ce9" office:value-type="float" office:value="0.03" calcext:value-type="float">
            <text:p>3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13394032" calcext:value-type="float">
            <text:p>113394032</text:p>
          </table:table-cell>
          <table:table-cell table:style-name="ce9" office:value-type="float" office:value="0.05" calcext:value-type="float">
            <text:p>5.00E-002</text:p>
          </table:table-cell>
          <table:table-cell table:style-name="ce9" office:value-type="float" office:value="366135000000" calcext:value-type="float">
            <text:p>3.66E+011</text:p>
          </table:table-cell>
          <table:table-cell table:style-name="ce22" office:value-type="float" office:value="8" calcext:value-type="float">
            <text:p>8</text:p>
          </table:table-cell>
          <table:table-cell table:style-name="ce3" table:formula="of:=[.E30]-[.A30]" office:value-type="float" office:value="62248448" calcext:value-type="float">
            <text:p>62248448</text:p>
          </table:table-cell>
          <table:table-cell table:style-name="ce28" table:formula="of:=[.F30]-[.B30]"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7" office:value-type="float" office:value="51587528" calcext:value-type="float">
            <text:p>51587528</text:p>
          </table:table-cell>
          <table:table-cell table:style-name="ce11" office:value-type="float" office:value="0.02" calcext:value-type="float">
            <text:p>0.02</text:p>
          </table:table-cell>
          <table:table-cell table:style-name="ce14" office:value-type="float" office:value="366135000000" calcext:value-type="float">
            <text:p>3.66E+011</text:p>
          </table:table-cell>
          <table:table-cell table:style-name="ce18" office:value-type="float" office:value="6" calcext:value-type="float">
            <text:p>6</text:p>
          </table:table-cell>
          <table:table-cell table:style-name="ce20" office:value-type="float" office:value="114581824" calcext:value-type="float">
            <text:p>114581824</text:p>
          </table:table-cell>
          <table:table-cell table:style-name="ce21" office:value-type="float" office:value="0.04" calcext:value-type="float">
            <text:p>4.00E-002</text:p>
          </table:table-cell>
          <table:table-cell table:style-name="ce21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4" table:formula="of:=[.E31]-[.A31]" office:value-type="float" office:value="62994296" calcext:value-type="float">
            <text:p>62994296</text:p>
          </table:table-cell>
          <table:table-cell table:style-name="ce29" table:formula="of:=[.F31]-[.B31]" office:value-type="float" office:value="0.02" calcext:value-type="float">
            <text:p>0.02</text:p>
          </table:table-cell>
          <table:table-cell/>
        </table:table-row>
        <table:table-row table:style-name="ro1" table:number-rows-repeated="12">
          <table:table-cell table:number-columns-repeated="11"/>
        </table:table-row>
        <table:table-row table:style-name="ro1">
          <table:table-cell/>
          <table:table-cell table:style-name="ce1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 table:number-rows-repeated="9">
          <table:table-cell/>
          <table:table-cell table:style-name="ce12"/>
          <table:table-cell table:number-columns-repeated="9"/>
        </table:table-row>
        <table:table-row table:style-name="ro1">
          <table:table-cell/>
          <table:table-cell table:style-name="ce1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2:11:36.863062856</meta:creation-date>
    <dc:date>2015-02-03T23:03:19.400468141</dc:date>
    <meta:editing-duration>PT4M19S</meta:editing-duration>
    <meta:editing-cycles>1</meta:editing-cycles>
    <meta:document-statistic meta:table-count="1" meta:cell-count="229" meta:object-count="0"/>
    <meta:generator>LibreOffice/4.2.7.2$Linux_X86_64 LibreOffice_project/420m0$Build-2</meta:generator>
  </office:meta>
</office:document-meta>
</file>